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-0.016cm" fo:margin-right="-0.023cm" table:align="margins"/>
    </style:style>
    <style:style style:name="Tabela1.A" style:family="table-column">
      <style:table-column-properties style:column-width="5.819cm" style:rel-column-width="22380*"/>
    </style:style>
    <style:style style:name="Tabela1.B" style:family="table-column">
      <style:table-column-properties style:column-width="2.963cm" style:rel-column-width="11397*"/>
    </style:style>
    <style:style style:name="Tabela1.C" style:family="table-column">
      <style:table-column-properties style:column-width="2.011cm" style:rel-column-width="7733*"/>
    </style:style>
    <style:style style:name="Tabela1.D" style:family="table-column">
      <style:table-column-properties style:column-width="2.198cm" style:rel-column-width="8453*"/>
    </style:style>
    <style:style style:name="Tabela1.E" style:family="table-column">
      <style:table-column-properties style:column-width="2.037cm" style:rel-column-width="7835*"/>
    </style:style>
    <style:style style:name="Tabela1.F" style:family="table-column">
      <style:table-column-properties style:column-width="2.011cm" style:rel-column-width="7737*"/>
    </style:style>
    <style:style style:name="Tabela1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ela1.C1" style:family="table-cell">
      <style:table-cell-properties fo:background-color="#b2b2b2" fo:padding="0.097cm" fo:border-left="0.035cm solid #000000" fo:border-right="none" fo:border-top="0.002cm solid #000000" fo:border-bottom="0.035cm solid #000000">
        <style:background-image/>
      </style:table-cell-properties>
    </style:style>
    <style:style style:name="Tabela1.F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C2" style:family="table-cell" style:data-style-name="N36">
      <style:table-cell-properties fo:background-color="#dddddd" fo:padding="0.097cm" fo:border-left="0.035cm solid #000000" fo:border-right="none" fo:border-top="none" fo:border-bottom="0.002cm solid #000000">
        <style:background-image/>
      </style:table-cell-properties>
    </style:style>
    <style:style style:name="Tabela1.D2" style:family="table-cell" style:data-style-name="N36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 style:data-style-name="N36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36">
      <style:table-cell-properties fo:padding="0.097cm" fo:border-left="0.035cm solid #000000" fo:border-right="none" fo:border-top="none" fo:border-bottom="0.002cm solid #000000"/>
    </style:style>
    <style:style style:name="Tabela1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E8" style:family="table-cell">
      <style:table-cell-properties fo:padding="0.097cm" fo:border-left="0.035cm solid #000000" fo:border-right="none" fo:border-top="none" fo:border-bottom="0.002cm solid #000000"/>
    </style:style>
    <style:style style:name="Tabela1.F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F9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11" style:family="table-row">
      <style:table-row-properties style:row-height="0.801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39cm" fo:margin-left="-0.016cm" fo:margin-right="-0.023cm" table:align="margins"/>
    </style:style>
    <style:style style:name="Table2.A" style:family="table-column">
      <style:table-column-properties style:column-width="5.821cm" style:rel-column-width="22387*"/>
    </style:style>
    <style:style style:name="Table2.B" style:family="table-column">
      <style:table-column-properties style:column-width="2.963cm" style:rel-column-width="11397*"/>
    </style:style>
    <style:style style:name="Table2.C" style:family="table-column">
      <style:table-column-properties style:column-width="2.831cm" style:rel-column-width="10888*"/>
    </style:style>
    <style:style style:name="Table2.D" style:family="table-column">
      <style:table-column-properties style:column-width="2.699cm" style:rel-column-width="10379*"/>
    </style:style>
    <style:style style:name="Table2.E" style:family="table-column">
      <style:table-column-properties style:column-width="2.725cm" style:rel-column-width="10484*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le2.E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le2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2.E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le2.E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16" style:family="table-row">
      <style:table-row-properties style:min-row-height="1.57cm"/>
    </style:style>
    <style:style style:name="Table2.17" style:family="table-row">
      <style:table-row-properties style:min-row-height="1.58cm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style:use-window-font-color="true" fo:font-size="10pt" style:text-underline-style="none" style:font-size-asian="10pt" style:font-size-complex="10pt"/>
    </style:style>
    <style:style style:name="P3" style:family="paragraph" style:parent-style-name="Table_20_Contents"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use-window-font-color="true" style:text-underline-style="none" fo:font-weight="bold" fo:background-color="transparent" style:font-weight-asian="bold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.205cm" fo:margin-bottom="0.205cm"/>
    </style:style>
    <style:style style:name="P13" style:family="paragraph" style:parent-style-name="Standard" style:master-page-name="">
      <style:paragraph-properties fo:margin-left="0.318cm" fo:margin-right="0cm" fo:text-align="justify" style:justify-single-word="false" fo:text-indent="-0.318cm" style:auto-text-indent="false" style:page-number="auto"/>
    </style:style>
    <style:style style:name="P14" style:family="paragraph" style:parent-style-name="Standard">
      <style:paragraph-properties fo:margin-left="0.265cm" fo:margin-right="0cm" fo:text-align="justify" style:justify-single-word="false" fo:text-indent="-0.265cm" style:auto-text-indent="false"/>
    </style:style>
    <style:style style:name="P15" style:family="paragraph" style:parent-style-name="Standard" style:master-page-name="">
      <style:paragraph-properties fo:margin-left="0.265cm" fo:margin-right="0cm" fo:text-align="justify" style:justify-single-word="false" fo:text-indent="-0.265cm" style:auto-text-indent="false" style:page-number="auto"/>
    </style:style>
    <style:style style:name="P16" style:family="paragraph" style:parent-style-name="Standard">
      <style:paragraph-properties fo:margin-left="0.37cm" fo:margin-right="0cm" fo:text-indent="-0.37cm" style:auto-text-indent="false"/>
    </style:style>
    <style:style style:name="P17" style:family="paragraph" style:parent-style-name="Text_20_body">
      <style:paragraph-properties fo:margin-left="0.37cm" fo:margin-right="0cm" fo:text-indent="-0.37cm" style:auto-text-indent="false"/>
    </style:style>
    <style:style style:name="P18" style:family="paragraph" style:parent-style-name="Standard" style:master-page-name="">
      <style:paragraph-properties fo:margin-left="0.318cm" fo:margin-right="0cm" fo:text-align="justify" style:justify-single-word="false" fo:text-indent="-0.37cm" style:auto-text-indent="false" style:page-number="auto"/>
    </style:style>
    <style:style style:name="P19" style:family="paragraph" style:parent-style-name="Standard">
      <style:paragraph-properties fo:margin-left="0.318cm" fo:margin-right="0cm" fo:text-align="justify" style:justify-single-word="false" fo:text-indent="-0.37cm" style:auto-text-indent="false"/>
    </style:style>
    <style:style style:name="P20" style:family="paragraph" style:parent-style-name="Standard">
      <style:paragraph-properties fo:margin-left="0.318cm" fo:margin-right="0cm" fo:text-align="justify" style:justify-single-word="false" fo:text-indent="-0.37cm" style:auto-text-indent="false"/>
      <style:text-properties fo:font-size="10pt" style:font-size-asian="10pt" style:font-size-complex="10pt"/>
    </style:style>
    <style:style style:name="P21" style:family="paragraph" style:parent-style-name="Standard" style:master-page-name="">
      <style:paragraph-properties fo:margin-left="0.529cm" fo:margin-right="0cm" fo:text-indent="0cm" style:auto-text-indent="false" style:page-number="auto"/>
    </style:style>
    <style:style style:name="P22" style:family="paragraph" style:parent-style-name="Standard">
      <style:paragraph-properties fo:margin-left="0.529cm" fo:margin-right="0cm" fo:text-indent="0cm" style:auto-text-indent="false"/>
    </style:style>
    <style:style style:name="P23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margin-left="0.37cm" fo:margin-right="0cm" fo:text-indent="-0.37cm" style:auto-text-indent="false" fo:break-before="page"/>
    </style:style>
    <style:style style:name="P26" style:family="paragraph" style:parent-style-name="Table_20_Contents"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fo:font-size="10pt" style:font-size-asian="10pt" style:font-size-complex="10pt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244899584" text:id="ct244899584">
          <text:deletion>
            <office:change-info>
              <dc:creator>Gal Anonim</dc:creator>
              <dc:date>2019-03-20T15:44:00</dc:date>
            </office:change-info>
            <text:p text:style-name="P1">Aptana Studio 3,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3" text:outline-level="1">Raport z realizacji projektu:</text:h>
      <text:p text:style-name="P9"/>
      <text:p text:style-name="P11">Robot czyszczący tablicę – Robo-Gąbka</text:p>
      <text:p text:style-name="P12"/>
      <text:p text:style-name="P12">Zespół projektowy:</text:p>
      <text:p text:style-name="P21">Robert Płatkowski</text:p>
      <text:p text:style-name="P22">Tomasz Pogłud</text:p>
      <text:p text:style-name="P12">osoba prowadząca projekt:</text:p>
      <text:p text:style-name="P21">Tomasz Pogłud</text:p>
      <text:p text:style-name="Standard"/>
      <text:p text:style-name="Standard"/>
      <text:p text:style-name="Standard"/>
      <text:h text:style-name="Heading_20_1" text:outline-level="1">2. Cel i zakres projektu</text:h>
      <text:p text:style-name="P10"/>
      <text:p text:style-name="P10">Celem projektu jest wykonanie platformy mobilnej - robota poruszającego się po pionowej tablicy o metalowej ścianie tylnej umożliwiającej zamocowanie robota za pomocą magnesów.</text:p>
      <text:p text:style-name="P10"/>
      <text:p text:style-name="P10">Zakres projektu obejmuje:</text:p>
      <text:p text:style-name="P13">- zaprojektowanie i wykonanie podwozia robota umożliwiającego poruszanie się po pionowej metalowej tablicy w dowolnym kierunku oraz czyszczenie tablicy</text:p>
      <text:p text:style-name="P15">- zaprojektowanie i wykonanie napędu robota wraz ze sterownikiem prędkości obrotowej i kierunku obrotów silników</text:p>
      <text:p text:style-name="P14">- zaprojektowanie i wykonanie modułu zasilającego (akumulator, przetwornica step-down)</text:p>
      <text:p text:style-name="P14">- zaprojektowanie i wykonanie sensorów umożliwiających wykrywanie dotarcia robota do brzegu tablicy (sensory zbliżeniowe) oraz orientację robota w czterech podstawowych kierunkach (góra, dół, lewo, prawo tablicy - sensory wychylenia)</text:p>
      <text:p text:style-name="P14">- zaprojektowanie i wykonanie modułu komunikacji wifi umożliwiającego sterowanie ruchem robota oraz włączaniem/wyłączaniem automatycznego czyszczenia tablicy</text:p>
      <text:p text:style-name="P14">- zaprojektowanie i wykonanie kontrolera robota przetwarzającego sygnały z sensorów i modułu komunikacji oraz sterującego pracą sterownika silników</text:p>
      <text:p text:style-name="P14">- zaprogramowanie kontrolera robota</text:p>
      <text:p text:style-name="P14">- stworzenie aplikacji na smartfon służącej do komunikacji z robotem (sterowania ruchem, włączania/wyłączania automatycznego czyszczenia tablicy)</text:p>
      <text:p text:style-name="P10"/>
      <text:h text:style-name="P24" text:outline-level="1">3. Założenia projektu</text:h>
      <text:p text:style-name="Standard"/>
      <text:p text:style-name="P18">- podwozie robota zostanie zaprojektowane w środowisku AutoCAD i wydrukowane z tworzywa ABS na drukarce 3D;</text:p>
      <text:p text:style-name="P19">- elementy napędu (silniki, przekładnie, koła, elementy podpierające) będą standardowymi <text:s text:c="3"/>elementami dostępnymi w sprzedaży;</text:p>
      <text:p text:style-name="P19">- jako kontroler zostanie wykorzystana któraś z płytek bazowych z platformy Arduino (np. Arduino Micro z kontrolerem AVR Atmega32U4);</text:p>
      <text:p text:style-name="P19">- moduł wifi, sterownik silników oraz sensory będą standardowymi modułami dostępnymi w sprzedaży, kompatybilnymi z platformą Arduino (zasilanie 5V, sygnały napięciowe 5V);</text:p>
      <text:p text:style-name="P19">- do zaprogramowania kontrolera robota użyte zostanie środowisko Arduino IDE;</text:p>
      <text:p text:style-name="P19">- do napisania aplikacji sterującej robotem za pośrednictwem smartfona z systemem operacyjnym Android zostanie wykorzystane środowisko MIT App Inventor 2</text:p>
      <text:p text:style-name="P16"/>
      <text:p text:style-name="P16"/>
      <text:h text:style-name="P24" text:outline-level="1">4. Podział zadań w ramach projektu</text:h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7">Zadanie</text:p>
          </table:table-cell>
          <table:table-cell table:style-name="Tabela1.A1" office:value-type="string">
            <text:p text:style-name="P7">Osoba wykonująca</text:p>
          </table:table-cell>
          <table:table-cell table:style-name="Tabela1.C1" office:value-type="string">
            <text:p text:style-name="P7">Planowana data rozpoczęcia</text:p>
          </table:table-cell>
          <table:table-cell table:style-name="Tabela1.A1" office:value-type="string">
            <text:p text:style-name="P7">Planowana data zakończenia</text:p>
          </table:table-cell>
          <table:table-cell table:style-name="Tabela1.C1" office:value-type="string">
            <text:p text:style-name="P7">Rzeczywista data rozpoczęcia</text:p>
          </table:table-cell>
          <table:table-cell table:style-name="Tabela1.F1" office:value-type="string">
            <text:p text:style-name="P7">Rzeczywista data zakończenia</text:p>
          </table:table-cell>
        </table:table-row>
        <table:table-row>
          <table:table-cell table:style-name="Tabela1.A2" table:number-columns-spanned="2" office:value-type="string">
            <text:p text:style-name="P4">Etap 01</text:p>
          </table:table-cell>
          <table:covered-table-cell/>
          <table:table-cell table:style-name="Tabela1.C2" office:value-type="date" office:date-value="2019-03-01">
            <text:p text:style-name="P3">1.03.2019</text:p>
          </table:table-cell>
          <table:table-cell table:style-name="Tabela1.D2" office:value-type="date" office:date-value="2019-03-31">
            <text:p text:style-name="P3">31.03.2019</text:p>
          </table:table-cell>
          <table:table-cell table:style-name="Tabela1.C2" office:value-type="date" office:date-value="2019-03-01">
            <text:p text:style-name="P3">1.03.2019</text:p>
          </table:table-cell>
          <table:table-cell table:style-name="Tabela1.F2">
            <text:p text:style-name="P5"/>
          </table:table-cell>
        </table:table-row>
        <table:table-row>
          <table:table-cell table:style-name="Tabela1.A3" office:value-type="string">
            <text:p text:style-name="P2">Utworzenie repozytorium projektu na GitHub.com</text:p>
          </table:table-cell>
          <table:table-cell table:style-name="Tabela1.A3" office:value-type="string">
            <text:p text:style-name="P2">Tomasz Pogłud</text:p>
          </table:table-cell>
          <table:table-cell table:style-name="Tabela1.C3" office:value-type="date" office:date-value="2019-03-01">
            <text:p text:style-name="P2">1.03.2019</text:p>
          </table:table-cell>
          <table:table-cell table:style-name="Tabela1.D3" office:value-type="date" office:date-value="2019-03-06">
            <text:p text:style-name="P2">6.03.2019</text:p>
          </table:table-cell>
          <table:table-cell table:style-name="Tabela1.C3" office:value-type="date" office:date-value="2019-03-01">
            <text:p text:style-name="P2">1.03.2019</text:p>
          </table:table-cell>
          <table:table-cell table:style-name="Tabela1.F3" office:value-type="date" office:date-value="2019-03-06">
            <text:p text:style-name="P2">6.03.2019</text:p>
          </table:table-cell>
        </table:table-row>
        <table:table-row>
          <table:table-cell table:style-name="Tabela1.A3" office:value-type="string">
            <text:p text:style-name="P1">Zdefiniowanie zadań, <text:s/>utworzenie harmonogramu oraz podział realizacji z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04">
            <text:p text:style-name="P1">4.03.2019</text:p>
          </table:table-cell>
          <table:table-cell table:style-name="Tabela1.D3" office:value-type="date" office:date-value="2019-03-15">
            <text:p text:style-name="P1">15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Wybór narzędzi programistycznych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Utworzenie harmonogramu aktualizacji strony projektu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9">
            <text:p text:style-name="P1">9.03.2019</text:p>
          </table:table-cell>
          <table:table-cell table:style-name="Tabela1.F3" office:value-type="date" office:date-value="2019-03-09">
            <text:p text:style-name="P1">9.03.2019</text:p>
          </table:table-cell>
        </table:table-row>
        <table:table-row>
          <table:table-cell table:style-name="Tabela1.A3" office:value-type="string">
            <text:p text:style-name="P1">Utworzenie strony projektu na Pages.GitHub.com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3-25">
            <text:p text:style-name="P1">25.03.2019</text:p>
          </table:table-cell>
          <table:table-cell table:style-name="Tabela1.D3" office:value-type="date" office:date-value="2019-03-29">
            <text:p text:style-name="P1">29.03.2019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Aktualizacja strony projektu – podsumowanie etapu 1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30">
            <text:p text:style-name="P1">30.03.2019</text:p>
          </table:table-cell>
          <table:table-cell table:style-name="Tabela1.D3" office:value-type="date" office:date-value="2019-03-30">
            <text:p text:style-name="P1">30.03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8">Etap 02</text:p>
          </table:table-cell>
          <table:covered-table-cell/>
          <table:table-cell table:style-name="Tabela1.C2" office:value-type="date" office:date-value="2019-04-01">
            <text:p text:style-name="P7">1.04.2019</text:p>
          </table:table-cell>
          <table:table-cell table:style-name="Tabela1.D2" office:value-type="date" office:date-value="2019-04-30">
            <text:p text:style-name="P7">30.04.2019</text:p>
          </table:table-cell>
          <table:table-cell table:style-name="Tabela1.C2">
            <text:p text:style-name="P7"/>
          </table:table-cell>
          <table:table-cell table:style-name="Tabela1.F9" office:value-type="string">
            <text:p text:style-name="P8"/>
          </table:table-cell>
        </table:table-row>
        <table:table-row>
          <table:table-cell table:style-name="Tabela1.A3" office:value-type="string">
            <text:p text:style-name="P1">Określenie i opis przypadków użycia prototyp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01">
            <text:p text:style-name="P1">1.04.2019</text:p>
          </table:table-cell>
          <table:table-cell table:style-name="Tabela1.A3" office:value-type="string">
            <text:p text:style-name="P1"><text:line-break/>7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 table:style-name="Tabela1.11">
          <table:table-cell table:style-name="Tabela1.A3" office:value-type="string">
            <text:p text:style-name="P1">Dobór sensorów dotarcia do krawędz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 table:style-name="Tabela1.11">
          <table:table-cell table:style-name="Tabela1.A3" office:value-type="string">
            <text:p text:style-name="P1">Dobór sensorów orientacj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 table:style-name="Tabela1.11">
          <table:table-cell table:style-name="Tabela1.A3" office:value-type="string">
            <text:p text:style-name="P1">Dobór modułu komunikacji wif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 table:style-name="Tabela1.11">
          <table:table-cell table:style-name="Tabela1.A3" office:value-type="string">
            <text:p text:style-name="P1">Dobór kontrolera robot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 table:style-name="Tabela1.11">
          <table:table-cell table:style-name="Tabela1.A3" office:value-type="string">
            <text:p text:style-name="P1">Zaprojektowanie zasilani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D3" office:value-type="date" office:date-value="2019-04-14">
            <text:p text:style-name="P1">14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Zaprojektowanie napędu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8.04.2019</text:p>
          </table:table-cell>
          <table:table-cell table:style-name="Tabela1.D3" office:value-type="date" office:date-value="2019-04-19">
            <text:p text:style-name="P1">19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Zaprojektowanie testowego podwozia (pierwszy prototyp), doświadczalny dobór parametrów napędu i mocowania do tablicy oraz rozmieszczenia elementów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programów testowych dla kontrolera (test modułu komunikacji wifi, test sterowania napędem, test odczytu sensorów)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ierwszego prototypu: <text:line-break/>Montaż wszystkich modułów pierwszego prototypu, test mocowania do tablicy, test napędu, test połączeń elektronicznych modułów, test komunikacji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27">
            <text:p text:style-name="P1">27.04.2019</text:p>
          </table:table-cell>
          <table:table-cell table:style-name="Tabela1.D3" office:value-type="date" office:date-value="2019-04-29">
            <text:p text:style-name="P1">29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2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30">
            <text:p text:style-name="P1">30.04.2019</text:p>
          </table:table-cell>
          <table:table-cell table:style-name="Tabela1.D3" office:value-type="date" office:date-value="2019-04-30">
            <text:p text:style-name="P1">30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ext:soft-page-break/>
        <table:table-row>
          <table:table-cell table:style-name="Tabela1.A2" table:number-columns-spanned="2" office:value-type="string">
            <text:p text:style-name="P8">Etap 03</text:p>
          </table:table-cell>
          <table:covered-table-cell/>
          <table:table-cell table:style-name="Tabela1.C2" office:value-type="date" office:date-value="2019-05-01">
            <text:p text:style-name="P7">1.05.2019</text:p>
          </table:table-cell>
          <table:table-cell table:style-name="Tabela1.D2" office:value-type="date" office:date-value="2019-05-31">
            <text:p text:style-name="P7">31.05.2019</text:p>
          </table:table-cell>
          <table:table-cell table:style-name="Tabela1.C2">
            <text:p text:style-name="P7"/>
          </table:table-cell>
          <table:table-cell table:style-name="Tabela1.F9" office:value-type="string">
            <text:p text:style-name="P8"/>
          </table:table-cell>
        </table:table-row>
        <table:table-row>
          <table:table-cell table:style-name="Tabela1.A3" office:value-type="string">
            <text:p text:style-name="P1">Zaprojektowanie podwozia dla ostatecznego prototypu (model w CA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/>
            <text:p text:style-name="P1">1.05.2019</text:p>
          </table:table-cell>
          <table:table-cell table:style-name="Tabela1.A3" office:value-type="string">
            <text:p text:style-name="P1"/>
            <text:p text:style-name="P1">1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odwozia (wydruk 3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programu kontroler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E8" office:value-type="string">
            <text:p text:style-name="P1"><text:line-break/>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aplikacji na smartfona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Montaż ostatecznego prototypu. Zaprogramowanie układu kontrolera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16">
            <text:p text:style-name="P1">16.05.2019</text:p>
          </table:table-cell>
          <table:table-cell table:style-name="Tabela1.D3" office:value-type="date" office:date-value="2019-05-19">
            <text:p text:style-name="P1">1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testów prototypu. Przeprowadzenie b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29">
            <text:p text:style-name="P1">2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Opracowanie dokumentacji i sprawozdania z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30">
            <text:p text:style-name="P1">3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3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5-30">
            <text:p text:style-name="P1">30.05.2019</text:p>
          </table:table-cell>
          <table:table-cell table:style-name="Tabela1.D3" office:value-type="date" office:date-value="2019-05-31">
            <text:p text:style-name="P1">31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8">Etap 04</text:p>
          </table:table-cell>
          <table:covered-table-cell/>
          <table:table-cell table:style-name="Tabela1.C2" office:value-type="date" office:date-value="2019-06-01">
            <text:p text:style-name="P7">1.06.2019</text:p>
          </table:table-cell>
          <table:table-cell table:style-name="Tabela1.D2" office:value-type="date" office:date-value="2019-06-30">
            <text:p text:style-name="P7">30.06.2019</text:p>
          </table:table-cell>
          <table:table-cell table:style-name="Tabela1.C2">
            <text:p text:style-name="P7"/>
          </table:table-cell>
          <table:table-cell table:style-name="Tabela1.F9" office:value-type="string">
            <text:p text:style-name="P8"/>
          </table:table-cell>
        </table:table-row>
        <table:table-row>
          <table:table-cell table:style-name="Tabela1.A3" office:value-type="string">
            <text:p text:style-name="P1">Przygotowanie prezentacji na obronę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6-01">
            <text:p text:style-name="P1">1.06.2019</text:p>
          </table:table-cell>
          <table:table-cell table:style-name="Tabela1.D3" office:value-type="date" office:date-value="2019-06-05">
            <text:p text:style-name="P1">5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4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6-06">
            <text:p text:style-name="P1">6.06.2019</text:p>
          </table:table-cell>
          <table:table-cell table:style-name="Tabela1.D3" office:value-type="date" office:date-value="2019-06-07">
            <text:p text:style-name="P1">7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</table:table>
      <text:p text:style-name="P16"/>
      <text:h text:style-name="P25" text:outline-level="1">5. Wybór narzędzi programistyczny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Zadanie</text:p>
          </table:table-cell>
          <table:table-cell table:style-name="Table1.B1" office:value-type="string">
            <text:p text:style-name="P7">Oprogramowanie</text:p>
          </table:table-cell>
        </table:table-row>
        <table:table-row>
          <table:table-cell table:style-name="Table1.A2" office:value-type="string">
            <text:p text:style-name="P1">Utworzenie, aktualizacja repozytorium projektu.<text:line-break/>Aktualizacja strony internetowej projektu</text:p>
          </table:table-cell>
          <table:table-cell table:style-name="Table1.B2" office:value-type="string">
            <text:p text:style-name="P1">Github.com</text:p>
            <text:p text:style-name="P1">Github Desktop</text:p>
          </table:table-cell>
        </table:table-row>
        <table:table-row>
          <table:table-cell table:style-name="Table1.A2" office:value-type="string">
            <text:p text:style-name="P1">Utworzenie szablonu strony internetowej projektu, aktualizacja treści</text:p>
          </table:table-cell>
          <table:table-cell table:style-name="Table1.B2" office:value-type="string">
            <text:p text:style-name="P1"><text:change text:change-id="ct244899584"/>Notepad++</text:p>
          </table:table-cell>
        </table:table-row>
        <table:table-row>
          <table:table-cell table:style-name="Table1.A2" office:value-type="string">
            <text:p text:style-name="P1">Dokumentacja projektu<text:line-break/>Sprawozdanie</text:p>
          </table:table-cell>
          <table:table-cell table:style-name="Table1.B2" office:value-type="string">
            <text:p text:style-name="P1">Apache OpenOffice 4 Writer</text:p>
          </table:table-cell>
        </table:table-row>
        <table:table-row>
          <table:table-cell table:style-name="Table1.A2" office:value-type="string">
            <text:p text:style-name="P1">Określenie i opis przypadków użycia prototypu</text:p>
          </table:table-cell>
          <table:table-cell table:style-name="Table1.B2" office:value-type="string">
            <text:p text:style-name="P1">Star UML</text:p>
          </table:table-cell>
        </table:table-row>
        <table:table-row>
          <table:table-cell table:style-name="Table1.A2" office:value-type="string">
            <text:p text:style-name="P1">Zaprojektowanie podwozia prototypu</text:p>
          </table:table-cell>
          <table:table-cell table:style-name="Table1.B2" office:value-type="string">
            <text:p text:style-name="P26">AutoCAD</text:p>
          </table:table-cell>
        </table:table-row>
        <table:table-row>
          <table:table-cell table:style-name="Table1.A2" office:value-type="string">
            <text:p text:style-name="P1">Napisanie programu dla kontrolera</text:p>
          </table:table-cell>
          <table:table-cell table:style-name="Table1.B2" office:value-type="string">
            <text:p text:style-name="P1">Arduino IDE</text:p>
          </table:table-cell>
        </table:table-row>
        <table:table-row>
          <table:table-cell table:style-name="Table1.A2" office:value-type="string">
            <text:p text:style-name="P1">Utworzenie aplikacji sterującej na smartfon (Android)</text:p>
          </table:table-cell>
          <table:table-cell table:style-name="Table1.B2" office:value-type="string">
            <text:p text:style-name="P20">MIT App Inventor 2</text:p>
          </table:table-cell>
        </table:table-row>
        <table:table-row>
          <table:table-cell table:style-name="Table1.A2" office:value-type="string">
            <text:p text:style-name="P1">Dokumentacja oprogramowania</text:p>
          </table:table-cell>
          <table:table-cell table:style-name="Table1.B2" office:value-type="string">
            <text:p text:style-name="P1">Doxygen</text:p>
          </table:table-cell>
        </table:table-row>
        <table:table-row>
          <table:table-cell table:style-name="Table1.A2" office:value-type="string">
            <text:p text:style-name="P1">Prezentacja na obronę projektu</text:p>
          </table:table-cell>
          <table:table-cell table:style-name="Table1.B2" office:value-type="string">
            <text:p text:style-name="P1">Apache OpenOffice 4 Impress <text:line-break/>opcjonalnie:<text:line-break/>GIMP (obróbka zdjęć)<text:line-break/>VirtualDub (montaż video)</text:p>
          </table:table-cell>
        </table:table-row>
      </table:table>
      <text:p text:style-name="P17"/>
      <text:h text:style-name="P25" text:outline-level="1">6. Harmonogram aktualizacji strony projektu</text:h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ktualizacja</text:p>
          </table:table-cell>
          <table:table-cell table:style-name="Table2.A1" office:value-type="string">
            <text:p text:style-name="P7">Osoba wykonująca</text:p>
          </table:table-cell>
          <table:table-cell table:style-name="Table2.A1" office:value-type="string">
            <text:p text:style-name="P7">Rodzaj aktualizacji</text:p>
          </table:table-cell>
          <table:table-cell table:style-name="Table2.A1" office:value-type="string">
            <text:p text:style-name="P7">Planowana data aktualizacji</text:p>
          </table:table-cell>
          <table:table-cell table:style-name="Table2.E1" office:value-type="string">
            <text:p text:style-name="P7">Rzeczywista data aktualizacji</text:p>
          </table:table-cell>
        </table:table-row>
        <table:table-row>
          <table:table-cell table:style-name="Table2.A2" table:number-columns-spanned="5" office:value-type="string">
            <text:p text:style-name="P8">Etap 0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Utworzenie repozytorium projektu na 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06">
            <text:p text:style-name="P1">6.03.2019</text:p>
          </table:table-cell>
          <table:table-cell table:style-name="Table2.E3" office:value-type="date" office:date-value="2019-03-06">
            <text:p text:style-name="P1">6.03.2019</text:p>
          </table:table-cell>
        </table:table-row>
        <table:table-row>
          <table:table-cell table:style-name="Table2.A3" office:value-type="string">
            <text:p text:style-name="P1">Zdefiniowanie zadań, <text:s/>utworzenie harmonogramu oraz podział realizacji zadań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Wybór narzędzi programistycznych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Utworzenie harmonogramu aktualizacji strony projektu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09">
            <text:p text:style-name="P1">9.03.2019</text:p>
          </table:table-cell>
        </table:table-row>
        <table:table-row>
          <table:table-cell table:style-name="Table2.A3" office:value-type="string">
            <text:p text:style-name="P1">Utworzenie strony projektu na Pages.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29">
            <text:p text:style-name="P1">29.03.2019</text:p>
          </table:table-cell>
          <table:table-cell table:style-name="Table2.E3" office:value-type="date" office:date-value="2019-03-17">
            <text:p text:style-name="P1">17.03.2019</text:p>
          </table:table-cell>
        </table:table-row>
        <table:table-row>
          <table:table-cell table:style-name="Table2.A3" office:value-type="string">
            <text:p text:style-name="P1">Aktualizacja strony projektu – podsumowanie etapu 1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30">
            <text:p text:style-name="P1">30.03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8">Etap 0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schematów przypadków użycia prototyp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07">
            <text:p text:style-name="P1">7.04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Uzupełnienie raportu o wyniki doboru komponentów prototypu razem z uzasadnieniem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19">
            <text:p text:style-name="P1">19.04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oprogramowania kontrolera (test modułu komunikacji wifi, test sterowania napędem, test odczytu sensorów)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6">
            <text:p text:style-name="P1">26.04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ierwszego prototypu, test mocowania do tablicy, test napędu, test połączeń elektronicznych modułów, test komunikacji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9">
            <text:p text:style-name="P1">29.04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2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4-30">
            <text:p text:style-name="P1">30.04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8">Etap 03</text:p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3" office:value-type="string">
            <text:p text:style-name="P1">Publikacja wynikowego pliku z projektem podwozia dla ostatecznego prototypu (model w CAD)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0">
            <text:p text:style-name="P1">10.05.2019</text:p>
          </table:table-cell>
          <table:table-cell table:style-name="Table2.E8" office:value-type="string">
            <text:p text:style-name="P1"/>
          </table:table-cell>
        </table:table-row>
        <table:table-row table:style-name="Table2.17">
          <table:table-cell table:style-name="Table2.A3" office:value-type="string">
            <text:p text:style-name="P1">Publikacja kodu źródłowego programu kontrolera oraz dokumentacji wygenerowanej za pomocą Doxygena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kodu źródłowego aplikacji na smartfona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rototypu. 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29">
            <text:p text:style-name="P1">29.05.2019</text:p>
          </table:table-cell>
          <table:table-cell table:style-name="Table2.E8" office:value-type="string">
            <text:p text:style-name="P1"/>
          </table:table-cell>
        </table:table-row>
        <text:soft-page-break/>
        <table:table-row>
          <table:table-cell table:style-name="Table2.A3" office:value-type="string">
            <text:p text:style-name="P1">Publikacja ostatecznej wersji dokumentacji i sprawozdania z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30">
            <text:p text:style-name="P1">30.05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3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31">
            <text:p text:style-name="P1">31.05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8">Etap 0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prezentacji na obronę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5">
            <text:p text:style-name="P1">5.06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4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7">
            <text:p text:style-name="P1">7.06.2019</text:p>
          </table:table-cell>
          <table:table-cell table:style-name="Table2.E8" office:value-type="string">
            <text:p text:style-name="P1"/>
          </table:table-cell>
        </table:table-row>
      </table:table>
      <text:p text:style-name="P16"/>
      <text:p text:style-name="P16"/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 Anonim</meta:initial-creator>
    <meta:creation-date>2019-03-01T17:04:38.60</meta:creation-date>
    <dc:date>2019-03-20T15:44:21.89</dc:date>
    <dc:creator>Gal Anonim</dc:creator>
    <meta:editing-duration>PT6H18M53S</meta:editing-duration>
    <meta:editing-cycles>71</meta:editing-cycles>
    <meta:generator>OpenOffice/4.1.6$Win32 OpenOffice.org_project/416m1$Build-9790</meta:generator>
    <meta:document-statistic meta:table-count="3" meta:image-count="0" meta:object-count="0" meta:page-count="7" meta:paragraph-count="293" meta:word-count="1020" meta:character-count="8444"/>
  </office:meta>
</office:document-meta>
</file>